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73a8c" officeooo:paragraph-rsid="00088bf1"/>
    </style:style>
    <style:style style:name="T1" style:family="text">
      <style:text-properties officeooo:rsid="002f8462"/>
    </style:style>
    <style:style style:name="T2" style:family="text">
      <style:text-properties officeooo:rsid="00088b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inimum heap operations</text:span></text:p>
      <text:p text:style-name="P1"><text:span text:style-name="T1"/></text:p>
      <text:p text:style-name="P1"><text:span text:style-name="T2">Operations</text:span></text:p>
      <text:p text:style-name="P1"><text:span text:style-name="T2">Aggregate method</text:span></text:p>
      <text:p text:style-name="P1"><text:span text:style-name="T2">Accounting method</text:span></text:p>
      <text:p text:style-name="P1"><text:span text:style-name="T2">Potential method(Figure 17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3T16:34:29</meta:creation-date>
    <dc:title>T1</dc:title>
    <meta:editing-duration>P0D</meta:editing-duration>
    <meta:editing-cycles>2</meta:editing-cycles>
    <meta:generator>LibreOffice/4.0.2.2$Linux_x86 LibreOffice_project/400m0$Build-2</meta:generator>
    <meta:initial-creator>Kempa </meta:initial-creator>
    <dc:date>2013-10-13T16:35:23</dc:date>
    <dc:creator>Kempa </dc:creator>
    <meta:document-statistic meta:table-count="0" meta:image-count="0" meta:object-count="0" meta:page-count="1" meta:paragraph-count="5" meta:word-count="11" meta:character-count="93" meta:non-whitespace-character-count="87"/>
    <meta:template xlink:type="simple" xlink:actuate="onRequest" xlink:title="T1" xlink:href="../../../../.config/libreoffice/4/user/template/T1.ott" meta:date="2013-10-13T16:34:26"/>
  </office:meta>
</office:document-meta>
</file>